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fenced open="[" close="]">
          <mrow>
            <mover accent="true">
              <mstyle mathvariant="bold">
                <mrow>
                  <mi>S</mi>
                </mrow>
              </mstyle>
              <mo stretchy="false">̂</mo>
            </mover>
            <mi>,</mi>
            <msubsup>
              <mi>H</mi>
              <mtext>D</mtext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</mrow>
        </mfenced>
        <mrow>
          <mrow>
            <mo stretchy="false">−</mo>
            <mi/>
          </mrow>
        </mrow>
      </msub>
      <mrow>
        <mi/>
        <mo stretchy="false">=</mo>
        <mrow>
          <mi/>
          <mo stretchy="false">−</mo>
          <mtext>i</mtext>
        </mrow>
      </mrow>
      <mo stretchy="false">ℏ</mo>
      <mi>c</mi>
      <mi/>
      <mrow>
        <mo stretchy="false">(</mo>
        <mrow>
          <mover accent="true">
            <mstyle mathvariant="bold">
              <mrow>
                <mo stretchy="false">α</mo>
              </mrow>
            </mstyle>
            <mo stretchy="false">̂</mo>
          </mover>
          <mrow>
            <mi/>
            <mo stretchy="false">×</mo>
            <mi/>
          </mrow>
          <mstyle mathvariant="bold">
            <mrow>
              <mi>p</mi>
            </mrow>
          </mstyle>
        </mrow>
        <mo stretchy="false">)</mo>
      </mrow>
    </mrow>
    <annotation encoding="StarMath 5.0">left [
 hat bold S , H _"D" ^{(0)}
right ] _{- `}
~=~ 
- "i" hbar c
` 
(
 hat bold %ialpha ~times~ bold p
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2:50:09.902000000</meta:creation-date>
    <meta:generator>LibreOffice/4.1.4.2$Windows_x86 LibreOffice_project/0a0440ccc0227ad9829de5f46be37cfb6edcf72</meta:generator>
  </office:meta>
</office:document-meta>
</file>